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dddddd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Arrow" draw:marker-end-width="0.2cm" draw:fill="none" draw:textarea-vertical-align="middle"/>
    </style:style>
    <style:style style:name="gr4" style:family="graphic" style:parent-style-name="objectwithoutfill">
      <style:graphic-properties draw:marker-start-width="0.1cm" draw:marker-end="Arrow" draw:marker-end-width="0.2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0.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cm"/>
    </style:style>
    <style:style style:name="gr8" style:family="graphic" style:parent-style-name="standard">
      <style:graphic-properties draw:stroke="none" svg:stroke-color="#000000" draw:fill="none" draw:fill-color="#ffffff" fo:min-height="3.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P3" style:family="paragraph">
      <style:text-properties fo:font-size="8pt" style:font-size-asian="8pt" style:font-size-complex="8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7.7cm" svg:height="6.5cm" svg:x="1cm" svg:y="13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27.7cm" svg:height="5.2cm" svg:x="1cm" svg:y="3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1" draw:id="id1" draw:layer="layout" svg:width="3.2cm" svg:height="1.2cm" svg:x="9.6cm" svg:y="1.7cm">
          <text:p text:style-name="P1"><text:span text:style-name="T1">Node boo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7" draw:id="id7" draw:layer="layout" svg:width="3.2cm" svg:height="1.2cm" svg:x="5cm" svg:y="3.8cm">
          <text:p text:style-name="P1"><text:span text:style-name="T1">Send sync</text:span><text:span text:style-name="T1"><text:line-break/></text:span><text:span text:style-name="T1">beac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" draw:id="id2" draw:layer="layout" svg:width="3.2cm" svg:height="1.2cm" svg:x="14.7cm" svg:y="3.7cm">
          <text:p text:style-name="P1"><text:span text:style-name="T1">Listen for</text:span></text:p>
          <text:p text:style-name="P1"><text:span text:style-name="T1">sync beaco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curve" svg:x1="12.8cm" svg:y1="2.3cm" svg:x2="16.3cm" svg:y2="3.7cm" draw:start-shape="id1" draw:start-glue-point="10" draw:end-shape="id2" draw:end-glue-point="4" svg:d="M12800 2300c2334 0 3500 466 3500 1400" svg:viewBox="0 0 3501 1401">
          <text:p/>
        </draw:connector>
        <draw:custom-shape draw:style-name="gr2" draw:text-style-name="P2" xml:id="id3" draw:id="id3" draw:layer="layout" svg:width="3.2cm" svg:height="1.2cm" svg:x="14.7cm" svg:y="9.1cm">
          <text:p text:style-name="P1"><text:span text:style-name="T1">Send join</text:span><text:span text:style-name="T1"><text:line-break/></text:span><text:span text:style-name="T1">reques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curve" svg:x1="17.432cm" svg:y1="9.275cm" svg:x2="17.432cm" svg:y2="4.725cm" draw:start-shape="id3" draw:start-glue-point="11" draw:end-shape="id2" draw:end-glue-point="9" svg:d="M17432 9275v-4550" svg:viewBox="0 0 1 4551">
          <text:p/>
        </draw:connector>
        <draw:connector draw:style-name="gr3" draw:text-style-name="P1" draw:layer="layout" draw:type="curve" svg:x1="15.168cm" svg:y1="4.725cm" svg:x2="15.17cm" svg:y2="6.2cm" draw:start-shape="id2" draw:start-glue-point="7" draw:end-shape="id4" draw:end-glue-point="4" svg:d="M15168 4725c0 1239 2 502 2 1475" svg:viewBox="0 0 3 1476">
          <text:p/>
        </draw:connector>
        <draw:custom-shape draw:style-name="gr2" draw:text-style-name="P2" xml:id="id5" draw:id="id5" draw:layer="layout" svg:width="3.2cm" svg:height="1.2cm" svg:x="5cm" svg:y="9.1cm">
          <text:p text:style-name="P1"><text:span text:style-name="T1">Listen for join</text:span><text:span text:style-name="T1"><text:line-break/></text:span><text:span text:style-name="T1">request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9" draw:id="id9" draw:layer="layout" svg:width="3.2cm" svg:height="1.2cm" svg:x="5cm" svg:y="14.493cm">
          <text:p text:style-name="P1"><text:span text:style-name="T1">Wait for</text:span><text:span text:style-name="T1"><text:line-break/></text:span><text:span text:style-name="T1">sync slo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6" draw:id="id6" draw:layer="layout" svg:width="3.2cm" svg:height="1.2cm" svg:x="10.2cm" svg:y="9.1cm">
          <text:p text:style-name="P1"><text:span text:style-name="T1">Allocate slot</text:span><text:span text:style-name="T1"><text:line-break/></text:span><text:span text:style-name="T1">to slav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8" draw:id="id8" draw:layer="layout" svg:width="3.2cm" svg:height="1.2cm" svg:x="10.2cm" svg:y="11.7cm">
          <text:p text:style-name="P1"><text:span text:style-name="T1">Send answ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curve" svg:x1="8.2cm" svg:y1="9.7cm" svg:x2="10.2cm" svg:y2="9.7cm" draw:start-shape="id5" draw:start-glue-point="10" draw:end-shape="id6" draw:end-glue-point="6" svg:d="M8200 9700h2000" svg:viewBox="0 0 2001 1">
          <text:p/>
        </draw:connector>
        <draw:connector draw:style-name="gr3" draw:text-style-name="P2" draw:layer="layout" draw:type="curve" svg:x1="9.6cm" svg:y1="2.3cm" svg:x2="6.6cm" svg:y2="3.8cm" draw:start-shape="id1" draw:start-glue-point="6" draw:end-shape="id7" draw:end-glue-point="4" svg:d="M9600 2300c-2000 0-3000 500-3000 1500" svg:viewBox="0 0 3001 1501">
          <text:p/>
        </draw:connector>
        <draw:connector draw:style-name="gr3" draw:text-style-name="P1" draw:layer="layout" draw:type="curve" svg:x1="11.8cm" svg:y1="10.3cm" svg:x2="11.8cm" svg:y2="11.7cm" draw:start-shape="id6" draw:start-glue-point="8" draw:end-shape="id8" draw:end-glue-point="4" svg:d="M11800 10300v1400" svg:viewBox="0 0 1 1401">
          <text:p/>
        </draw:connector>
        <draw:connector draw:style-name="gr3" draw:text-style-name="P1" draw:layer="layout" draw:type="curve" svg:x1="6.6cm" svg:y1="10.3cm" svg:x2="6.6cm" svg:y2="14.493cm" draw:start-shape="id5" draw:start-glue-point="8" draw:end-shape="id9" draw:end-glue-point="4" svg:d="M6600 10300v4193" svg:viewBox="0 0 1 4194">
          <text:p/>
        </draw:connector>
        <draw:connector draw:style-name="gr3" draw:text-style-name="P1" draw:layer="layout" draw:type="curve" svg:x1="11.8cm" svg:y1="12.9cm" svg:x2="11.8cm" svg:y2="14.5cm" draw:start-shape="id8" draw:start-glue-point="8" draw:end-shape="id10" draw:end-glue-point="4" svg:d="M11800 12900v1600" svg:viewBox="0 0 1 1601">
          <text:p/>
        </draw:connector>
        <draw:connector draw:style-name="gr3" draw:text-style-name="P1" draw:layer="layout" draw:type="curve" svg:x1="6.6cm" svg:y1="5cm" svg:x2="6.6cm" svg:y2="9.1cm" draw:start-shape="id7" draw:start-glue-point="8" draw:end-shape="id5" svg:d="M6600 5000v4100" svg:viewBox="0 0 1 4101">
          <text:p/>
        </draw:connector>
        <draw:connector draw:style-name="gr3" draw:text-style-name="P1" draw:layer="layout" draw:type="curve" draw:line-skew="-0.849cm" svg:x1="5cm" svg:y1="15.093cm" svg:x2="5cm" svg:y2="4.4cm" draw:start-shape="id9" draw:start-glue-point="6" draw:end-shape="id7" draw:end-glue-point="6" svg:d="M5000 15093c-2025 0-2025-10693 0-10693" svg:viewBox="0 0 1520 10694">
          <text:p/>
        </draw:connector>
        <draw:custom-shape draw:style-name="gr2" draw:text-style-name="P2" xml:id="id12" draw:id="id12" draw:layer="layout" svg:width="3.2cm" svg:height="1.2cm" svg:x="20.89cm" svg:y="3.7cm">
          <text:p text:style-name="P1"><text:span text:style-name="T1">Listen for</text:span></text:p>
          <text:p text:style-name="P1"><text:span text:style-name="T1">sync beac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5" draw:id="id15" draw:layer="layout" svg:width="3.2cm" svg:height="1.2cm" svg:x="23.1cm" svg:y="17.5cm">
          <text:p text:style-name="P1"><text:span text:style-name="T1">Send dat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4" draw:id="id4" draw:layer="layout" svg:width="3.2cm" svg:height="1.2cm" svg:x="13.57cm" svg:y="6.2cm">
          <text:p text:style-name="P1"><text:span text:style-name="T1">Sychronize</text:span><text:span text:style-name="T1"><text:line-break/></text:span><text:span text:style-name="T1">cloc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1" draw:id="id11" draw:layer="layout" svg:width="3.2cm" svg:height="1.2cm" svg:x="17.8cm" svg:y="14.45cm">
          <text:p text:style-name="P1"><text:span text:style-name="T1">Wait for</text:span><text:span text:style-name="T1"><text:line-break/></text:span><text:span text:style-name="T1">sync slo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curve" svg:x1="16.3cm" svg:y1="10.3cm" svg:x2="17.8cm" svg:y2="15.05cm" draw:start-shape="id3" draw:start-glue-point="8" draw:end-shape="id11" draw:end-glue-point="6" svg:d="M16300 10300c0 3167 500 4750 1500 4750" svg:viewBox="0 0 1501 4751">
          <text:p/>
        </draw:connector>
        <draw:connector draw:style-name="gr3" draw:text-style-name="P1" draw:layer="layout" draw:type="curve" svg:x1="19.4cm" svg:y1="14.45cm" svg:x2="20.89cm" svg:y2="4.3cm" draw:start-shape="id11" draw:start-glue-point="4" draw:end-shape="id12" draw:end-glue-point="6" svg:d="M19400 14450c0-6767 496-10150 1490-10150" svg:viewBox="0 0 1491 10151">
          <text:p/>
        </draw:connector>
        <draw:custom-shape draw:style-name="gr2" draw:text-style-name="P2" xml:id="id13" draw:id="id13" draw:layer="layout" svg:width="3.2cm" svg:height="1.2cm" svg:x="25.4cm" svg:y="6.3cm">
          <text:p text:style-name="P1"><text:span text:style-name="T1">Count failed</text:span><text:span text:style-name="T1"><text:line-break/></text:span><text:span text:style-name="T1">syn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curve" svg:x1="15.17cm" svg:y1="7.4cm" svg:x2="15.168cm" svg:y2="9.275cm" draw:start-shape="id4" draw:start-glue-point="8" draw:end-shape="id3" draw:end-glue-point="5" svg:d="M15170 7400c0 1276-2 339-2 1875" svg:viewBox="0 0 3 1876">
          <text:p/>
        </draw:connector>
        <draw:custom-shape draw:style-name="gr2" draw:text-style-name="P2" xml:id="id14" draw:id="id14" draw:layer="layout" svg:width="3.2cm" svg:height="1.2cm" svg:x="20.88cm" svg:y="6.3cm">
          <text:p text:style-name="P1"><text:span text:style-name="T1">Sychronize</text:span><text:span text:style-name="T1"><text:line-break/></text:span><text:span text:style-name="T1">cloc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curve" svg:x1="24.09cm" svg:y1="4.3cm" svg:x2="27cm" svg:y2="6.3cm" draw:start-shape="id12" draw:start-glue-point="10" draw:end-shape="id13" draw:end-glue-point="4" svg:d="M24090 4300c1940 0 2910 666 2910 2000" svg:viewBox="0 0 2911 2001">
          <text:p/>
        </draw:connector>
        <draw:connector draw:style-name="gr3" draw:text-style-name="P1" draw:layer="layout" draw:type="curve" svg:x1="22.49cm" svg:y1="4.9cm" svg:x2="22.48cm" svg:y2="6.3cm" draw:start-shape="id12" draw:start-glue-point="8" draw:end-shape="id14" draw:end-glue-point="4" svg:d="M22490 4900c0 1051-10 352-10 1400" svg:viewBox="0 0 11 1401">
          <text:p/>
        </draw:connector>
        <draw:connector draw:style-name="gr3" draw:text-style-name="P1" draw:layer="layout" draw:type="curve" svg:x1="23.1cm" svg:y1="18.1cm" svg:x2="19.4cm" svg:y2="15.65cm" draw:start-shape="id15" draw:start-glue-point="6" draw:end-shape="id11" draw:end-glue-point="8" svg:d="M23100 18100c-2467 0-3700-816-3700-2450" svg:viewBox="0 0 3701 2451">
          <text:p/>
        </draw:connector>
        <draw:connector draw:style-name="gr3" draw:text-style-name="P1" draw:layer="layout" draw:type="curve" svg:x1="21.348cm" svg:y1="7.325cm" svg:x2="20.532cm" svg:y2="14.625cm" draw:start-shape="id14" draw:start-glue-point="7" draw:end-shape="id11" draw:end-glue-point="11" svg:d="M21348 7325c0 5476-816 1827-816 7300" svg:viewBox="0 0 817 7301">
          <text:p/>
        </draw:connector>
        <draw:connector draw:style-name="gr3" draw:text-style-name="P1" draw:layer="layout" draw:type="curve" svg:x1="22.48cm" svg:y1="7.5cm" svg:x2="23.568cm" svg:y2="14.675cm" draw:start-shape="id14" draw:start-glue-point="8" draw:end-shape="id16" draw:end-glue-point="5" svg:d="M22480 7500c0 5251 1088 1664 1088 7175" svg:viewBox="0 0 1089 7176">
          <text:p/>
        </draw:connector>
        <draw:custom-shape draw:style-name="gr2" draw:text-style-name="P2" xml:id="id17" draw:id="id17" draw:layer="layout" svg:width="3.2cm" svg:height="1.2cm" svg:x="23.15cm" svg:y="9.4cm">
          <text:p text:style-name="P1"><text:span text:style-name="T1">RESYNC</text:span><text:span text:style-name="T1"><text:line-break/></text:span><text:span text:style-name="T1">MOD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curve" svg:x1="25.868cm" svg:y1="7.325cm" svg:x2="25.882cm" svg:y2="9.575cm" draw:start-shape="id13" draw:start-glue-point="7" draw:end-shape="id17" draw:end-glue-point="11" svg:d="M25868 7325c0 1689 14 564 14 2250" svg:viewBox="0 0 15 2251">
          <text:p/>
        </draw:connector>
        <draw:connector draw:style-name="gr3" draw:text-style-name="P1" draw:layer="layout" draw:type="curve" svg:x1="27cm" svg:y1="7.5cm" svg:x2="25.832cm" svg:y2="14.675cm" draw:start-shape="id13" draw:start-glue-point="8" draw:end-shape="id16" draw:end-glue-point="11" svg:d="M27000 7500c0 5251-1168 1664-1168 7175" svg:viewBox="0 0 1169 7176">
          <text:p/>
        </draw:connector>
        <draw:connector draw:style-name="gr3" draw:text-style-name="P1" draw:layer="layout" draw:type="curve" svg:x1="23.618cm" svg:y1="9.575cm" svg:x2="23.612cm" svg:y2="7.325cm" draw:start-shape="id17" draw:start-glue-point="5" draw:end-shape="id14" draw:end-glue-point="9" svg:d="M23618 9575c0-1686-6-561-6-2250" svg:viewBox="0 0 7 2251">
          <text:p/>
        </draw:connector>
        <draw:frame draw:style-name="gr5" draw:text-style-name="P3" draw:layer="layout" svg:width="2.7cm" svg:height="0.75cm" svg:x="8.1cm" svg:y="2.3cm">
          <draw:text-box>
            <text:p><text:span text:style-name="T2">Is master</text:span></text:p>
          </draw:text-box>
        </draw:frame>
        <draw:frame draw:style-name="gr5" draw:text-style-name="P3" draw:layer="layout" svg:width="2.7cm" svg:height="0.75cm" svg:x="12.6cm" svg:y="2.3cm">
          <draw:text-box>
            <text:p><text:span text:style-name="T2">Is slave</text:span></text:p>
          </draw:text-box>
        </draw:frame>
        <draw:frame draw:style-name="gr5" draw:text-style-name="P3" draw:layer="layout" svg:width="2.7cm" svg:height="0.895cm" svg:x="5.3cm" svg:y="10.25cm">
          <draw:text-box>
            <text:p><text:span text:style-name="T2">No join</text:span><text:span text:style-name="T2"><text:line-break/></text:span><text:span text:style-name="T2">request</text:span></text:p>
          </draw:text-box>
        </draw:frame>
        <draw:frame draw:style-name="gr5" draw:text-style-name="P3" draw:layer="layout" svg:width="2.7cm" svg:height="0.895cm" svg:x="8.1cm" svg:y="8.9cm">
          <draw:text-box>
            <text:p><text:span text:style-name="T2">Join request</text:span></text:p>
            <text:p><text:span text:style-name="T2">arrived</text:span></text:p>
          </draw:text-box>
        </draw:frame>
        <draw:frame draw:style-name="gr5" draw:text-style-name="P3" draw:layer="layout" svg:width="2.7cm" svg:height="0.895cm" svg:x="13.7cm" svg:y="4.7cm">
          <draw:text-box>
            <text:p><text:span text:style-name="T2">Beacon</text:span><text:span text:style-name="T2"><text:line-break/></text:span><text:span text:style-name="T2">received</text:span></text:p>
          </draw:text-box>
        </draw:frame>
        <draw:frame draw:style-name="gr5" draw:text-style-name="P3" draw:layer="layout" svg:width="2.7cm" svg:height="0.895cm" svg:x="14.9cm" svg:y="10.205cm">
          <draw:text-box>
            <text:p><text:span text:style-name="T2">Answer</text:span><text:span text:style-name="T2"><text:line-break/></text:span><text:span text:style-name="T2">received</text:span></text:p>
          </draw:text-box>
        </draw:frame>
        <draw:frame draw:style-name="gr5" draw:text-style-name="P3" draw:layer="layout" svg:width="2.7cm" svg:height="0.895cm" svg:x="17.3cm" svg:y="8.5cm">
          <draw:text-box>
            <text:p><text:span text:style-name="T2">Answer not</text:span><text:span text:style-name="T2"><text:line-break/></text:span><text:span text:style-name="T2">received</text:span></text:p>
          </draw:text-box>
        </draw:frame>
        <draw:frame draw:style-name="gr5" draw:text-style-name="P3" draw:layer="layout" svg:width="2.7cm" svg:height="0.895cm" svg:x="17.9cm" svg:y="13.5cm">
          <draw:text-box>
            <text:p><text:span text:style-name="T2">Sync slot</text:span><text:span text:style-name="T2"><text:line-break/></text:span><text:span text:style-name="T2">active</text:span></text:p>
          </draw:text-box>
        </draw:frame>
        <draw:frame draw:style-name="gr5" draw:text-style-name="P3" draw:layer="layout" svg:width="2.7cm" svg:height="0.895cm" svg:x="22.4cm" svg:y="4.9cm">
          <draw:text-box>
            <text:p><text:span text:style-name="T2">Beacon</text:span><text:span text:style-name="T2"><text:line-break/></text:span><text:span text:style-name="T2">received</text:span></text:p>
          </draw:text-box>
        </draw:frame>
        <draw:frame draw:style-name="gr5" draw:text-style-name="P3" draw:layer="layout" svg:width="2.7cm" svg:height="0.895cm" svg:x="26.8cm" svg:y="5cm">
          <draw:text-box>
            <text:p><text:span text:style-name="T2">Beacon not</text:span><text:span text:style-name="T2"><text:line-break/></text:span><text:span text:style-name="T2">received</text:span></text:p>
          </draw:text-box>
        </draw:frame>
        <draw:frame draw:style-name="gr5" draw:text-style-name="P3" draw:layer="layout" svg:width="2.7cm" svg:height="0.75cm" svg:x="20cm" svg:y="7.7cm">
          <draw:text-box>
            <text:p><text:span text:style-name="T2">No data</text:span></text:p>
          </draw:text-box>
        </draw:frame>
        <draw:frame draw:style-name="gr5" draw:text-style-name="P3" draw:layer="layout" svg:width="2.7cm" svg:height="0.895cm" svg:x="21.4cm" svg:y="7.6cm">
          <draw:text-box>
            <text:p><text:span text:style-name="T2">Data</text:span><text:span text:style-name="T2"><text:line-break/></text:span><text:span text:style-name="T2">ready</text:span></text:p>
          </draw:text-box>
        </draw:frame>
        <draw:custom-shape draw:style-name="gr2" draw:text-style-name="P2" xml:id="id16" draw:id="id16" draw:layer="layout" svg:width="3.2cm" svg:height="1.2cm" svg:x="23.1cm" svg:y="14.5cm">
          <text:p text:style-name="P1"><text:span text:style-name="T1">Wait for</text:span><text:span text:style-name="T1"><text:line-break/></text:span><text:span text:style-name="T1">data slo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2.7cm" svg:height="0.895cm" svg:x="23.5cm" svg:y="8.505cm">
          <draw:text-box>
            <text:p><text:span text:style-name="T2">Beacon</text:span><text:span text:style-name="T2"><text:line-break/></text:span><text:span text:style-name="T2">received</text:span></text:p>
          </draw:text-box>
        </draw:frame>
        <draw:connector draw:style-name="gr3" draw:text-style-name="P1" draw:layer="layout" draw:type="curve" svg:x1="24.7cm" svg:y1="15.7cm" svg:x2="24.7cm" svg:y2="17.5cm" draw:start-shape="id16" draw:start-glue-point="8" draw:end-shape="id15" draw:end-glue-point="4" svg:d="M24700 15700v1800" svg:viewBox="0 0 1 1801">
          <text:p/>
        </draw:connector>
        <draw:frame draw:style-name="gr5" draw:text-style-name="P3" draw:layer="layout" svg:width="2.7cm" svg:height="0.895cm" svg:x="24.6cm" svg:y="15.705cm">
          <draw:text-box>
            <text:p><text:span text:style-name="T2">Data slot</text:span><text:span text:style-name="T2"><text:line-break/></text:span><text:span text:style-name="T2">active</text:span></text:p>
          </draw:text-box>
        </draw:frame>
        <draw:frame draw:style-name="gr6" draw:layer="layout" svg:width="1.243cm" svg:height="0.962cm" svg:x="0.9cm" svg:y="3.2cm">
          <draw:text-box>
            <text:p>T0</text:p>
          </draw:text-box>
        </draw:frame>
        <draw:frame draw:style-name="gr6" draw:layer="layout" svg:width="1.243cm" svg:height="0.962cm" svg:x="0.9cm" svg:y="8.438cm">
          <draw:text-box>
            <text:p>T1</text:p>
          </draw:text-box>
        </draw:frame>
        <draw:frame draw:style-name="gr7" draw:layer="layout" svg:width="1.243cm" svg:height="0.962cm" svg:x="0.9cm" svg:y="13.338cm">
          <draw:text-box>
            <text:p>T2</text:p>
          </draw:text-box>
        </draw:frame>
        <draw:frame draw:style-name="gr6" draw:layer="layout" svg:width="1.349cm" svg:height="0.962cm" svg:x="0.9cm" svg:y="19.038cm">
          <draw:text-box>
            <text:p>TN</text:p>
          </draw:text-box>
        </draw:frame>
        <draw:frame draw:style-name="gr8" draw:layer="layout" svg:width="0.9cm" svg:height="5.228cm" svg:x="1cm" svg:y="13.849cm">
          <draw:text-box>
            <text:p>.</text:p>
            <text:p>.</text:p>
            <text:p>.</text:p>
            <text:p>.</text:p>
            <text:p>.</text:p>
            <text:p>.</text:p>
            <text:p>.</text:p>
          </draw:text-box>
        </draw:frame>
        <draw:frame draw:style-name="gr5" draw:text-style-name="P3" draw:layer="layout" svg:width="2.7cm" svg:height="0.75cm" svg:x="26.9cm" svg:y="7.505cm">
          <draw:text-box>
            <text:p><text:span text:style-name="T2">C &lt; 5</text:span></text:p>
          </draw:text-box>
        </draw:frame>
        <draw:frame draw:style-name="gr5" draw:text-style-name="P3" draw:layer="layout" svg:width="2.7cm" svg:height="0.75cm" svg:x="24.7cm" svg:y="7.45cm">
          <draw:text-box>
            <text:p><text:span text:style-name="T2">C &gt;= 5</text:span></text:p>
          </draw:text-box>
        </draw:frame>
        <draw:custom-shape draw:style-name="gr2" draw:text-style-name="P2" xml:id="id10" draw:id="id10" draw:layer="layout" svg:width="3.2cm" svg:height="1.2cm" svg:x="10.2cm" svg:y="14.5cm">
          <text:p text:style-name="P1"><text:span text:style-name="T1">Wait for</text:span><text:span text:style-name="T1"><text:line-break/></text:span><text:span text:style-name="T1">data slot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2.7cm" svg:height="0.895cm" svg:x="12.9cm" svg:y="15.7cm">
          <draw:text-box>
            <text:p><text:span text:style-name="T2">Data slot</text:span><text:span text:style-name="T2"><text:line-break/></text:span><text:span text:style-name="T2">active</text:span></text:p>
          </draw:text-box>
        </draw:frame>
        <draw:custom-shape draw:style-name="gr2" draw:text-style-name="P2" xml:id="id18" draw:id="id18" draw:layer="layout" svg:width="3.2cm" svg:height="1.2cm" svg:x="10.2cm" svg:y="17.1cm">
          <text:p text:style-name="P1"><text:span text:style-name="T1">Listen dat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curve" svg:x1="12.932cm" svg:y1="15.525cm" svg:x2="12.932cm" svg:y2="17.275cm" draw:start-shape="id10" draw:start-glue-point="9" draw:end-shape="id18" draw:end-glue-point="11" svg:d="M12932 15525v1750" svg:viewBox="0 0 1 1751">
          <text:p/>
        </draw:connector>
        <draw:connector draw:style-name="gr3" draw:text-style-name="P1" draw:layer="layout" draw:type="curve" svg:x1="10.668cm" svg:y1="17.275cm" svg:x2="10.668cm" svg:y2="15.525cm" draw:start-shape="id18" draw:start-glue-point="5" draw:end-shape="id10" draw:end-glue-point="7" svg:d="M10668 17275v-1750" svg:viewBox="0 0 1 1751">
          <text:p/>
        </draw:connector>
        <draw:connector draw:style-name="gr3" draw:text-style-name="P1" draw:layer="layout" draw:type="curve" svg:x1="10.2cm" svg:y1="15.1cm" svg:x2="8.2cm" svg:y2="15.093cm" draw:start-shape="id10" draw:start-glue-point="6" draw:end-shape="id9" draw:end-glue-point="10" svg:d="M10200 15100c-1498 0-499-7-2000-7" svg:viewBox="0 0 2001 8">
          <text:p/>
        </draw:connector>
        <draw:frame draw:style-name="gr5" draw:text-style-name="P3" draw:layer="layout" svg:width="2.7cm" svg:height="0.895cm" svg:x="4.2cm" svg:y="13.9cm">
          <draw:text-box>
            <text:p><text:span text:style-name="T2">Sync slot</text:span><text:span text:style-name="T2"><text:line-break/></text:span><text:span text:style-name="T2">activ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aniel Zozin</meta:initial-creator>
    <meta:creation-date>2015-11-25T18:17:57.979379880</meta:creation-date>
    <dc:date>2015-11-26T17:18:20.624960463</dc:date>
    <dc:creator>Daniel Zozin</dc:creator>
    <meta:editing-duration>PT1H55M19S</meta:editing-duration>
    <meta:editing-cycles>53</meta:editing-cycles>
    <meta:generator>LibreOffice/4.2.8.2$Linux_X86_64 LibreOffice_project/420m0$Build-2</meta:generator>
    <meta:document-statistic meta:object-count="68"/>
  </office:meta>
</office:document-meta>
</file>